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pl" fo:country="PL"/>
    </style:style>
    <style:style style:name="P2" style:parent-style-name="Normal" style:family="paragraph">
      <style:text-properties fo:language="pl" fo:country="PL"/>
    </style:style>
    <style:style style:name="P3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4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5" style:parent-style-name="ListParagraph" style:list-style-name="LFO1" style:family="paragraph">
      <style:text-properties fo:font-size="13pt" style:font-size-asian="13pt" style:font-size-complex="13pt"/>
    </style:style>
    <style:style style:name="P6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7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8" style:parent-style-name="ListParagraph" style:list-style-name="LFO1" style:family="paragraph">
      <style:text-properties fo:font-size="13pt" style:font-size-asian="13pt" style:font-size-complex="13pt" fo:language="pl" fo:country="PL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ize="13pt" style:font-size-asian="13pt" style:font-size-complex="13pt" fo:language="pl" fo:country="PL"/>
    </style:style>
  </office:automatic-styles>
  <office:body>
    <office:text text:use-soft-page-breaks="true">
      <text:p text:style-name="P1">Table of Contents</text:p>
      <text:p text:style-name="P2"/>
      <text:list text:style-name="LFO1" text:continue-numbering="true">
        <text:list-item>
          <text:p text:style-name="P3">Iterators (1 – 2)</text:p>
        </text:list-item>
        <text:list-item>
          <text:p text:style-name="P4">Map \ Multimap \ Set \ Multiset (3 – 4)</text:p>
        </text:list-item>
        <text:list-item>
          <text:p text:style-name="P5">Unordered_map \ Unordered_multimap \ Unordered_set \ Unordered_multiset (5 – 6)</text:p>
        </text:list-item>
        <text:list-item>
          <text:p text:style-name="P6">Deque (7)</text:p>
        </text:list-item>
        <text:list-item>
          <text:p text:style-name="P7">Priority_queue (8<text:s/>– 11)</text:p>
        </text:list-item>
        <text:list-item>
          <text:p text:style-name="P8">Queue (12 – 13)</text:p>
        </text:list-item>
        <text:list-item>
          <text:p text:style-name="P9"><text:span text:style-name="T10">Stack (14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0T09:19:00Z</meta:creation-date>
    <dc:date>2017-03-20T13:06:00Z</dc:date>
    <meta:print-date>2017-03-20T12:59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17" meta:row-count="1" meta:non-whitespace-character-count="186"/>
  </office:meta>
</office:document-meta>
</file>